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cm" fo:padding-bottom="0cm" fo:padding-left="0.25cm" fo:padding-right="0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158cm" fo:min-width="4.404cm" fo:padding-top="0cm" fo:padding-bottom="0cm" fo:padding-left="0cm" fo:padding-right="0cm" fo:wrap-option="wrap" draw:shadow-color="#808080"/>
    </style:style>
    <style:style style:name="gr5" style:family="graphic" style:parent-style-name="standard">
      <style:graphic-properties draw:stroke="solid" svg:stroke-width="0.035cm" svg:stroke-color="#000000" draw:marker-end="msArrowEnd_20_3" draw:marker-end-width="0.1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158cm" fo:min-width="2.952cm" fo:padding-top="0cm" fo:padding-bottom="0cm" fo:padding-left="0cm" fo:padding-right="0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0.393cm" fo:min-width="4.41cm" fo:padding-top="0cm" fo:padding-bottom="0cm" fo:padding-left="0cm" fo:padding-right="0cm" fo:wrap-option="wrap" draw:shadow-color="#808080"/>
    </style:style>
    <style:style style:name="gr8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3cm" fo:min-width="0.08cm" fo:padding-top="0cm" fo:padding-bottom="0cm" fo:padding-left="0.25cm" fo:padding-right="0cm" fo:wrap-option="wrap" draw:shadow-color="#808080"/>
    </style:style>
    <style:style style:name="gr9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a6a6a6" draw:textarea-horizontal-align="justify" draw:textarea-vertical-align="middle" draw:auto-grow-height="false" fo:min-height="0.343cm" fo:min-width="0.064cm" fo:padding-top="0cm" fo:padding-bottom="0cm" fo:padding-left="0.25cm" fo:padding-right="0cm" fo:wrap-option="wrap" draw:shadow-color="#808080"/>
    </style:style>
    <style:style style:name="gr10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min-height="0.347cm" fo:min-width="0.064cm" fo:padding-top="0cm" fo:padding-bottom="0cm" fo:padding-left="0.25cm" fo:padding-right="0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53cm" fo:min-width="1.423cm" fo:padding-top="0cm" fo:padding-bottom="0cm" fo:padding-left="0.133cm" fo:padding-right="0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53cm" fo:min-width="1.641cm" fo:padding-top="0cm" fo:padding-bottom="0cm" fo:padding-left="0.133cm" fo:padding-right="0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534cm" fo:min-width="2.728cm" fo:padding-top="0cm" fo:padding-bottom="0cm" fo:padding-left="0.133cm" fo:padding-right="0cm" fo:wrap-option="wrap" draw:shadow-color="#808080"/>
    </style:style>
    <style:style style:name="gr1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353cm" fo:min-width="0cm" fo:padding-top="0cm" fo:padding-bottom="0cm" fo:padding-left="0.25cm" fo:padding-right="0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53cm" fo:min-width="1.43cm" fo:padding-top="0cm" fo:padding-bottom="0cm" fo:padding-left="0.133cm" fo:padding-right="0cm" fo:wrap-option="wrap" draw:shadow-color="#808080"/>
    </style:style>
    <style:style style:name="gr16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3cm" fo:min-width="0.733cm" fo:padding-top="0cm" fo:padding-bottom="0cm" fo:padding-left="0.25cm" fo:padding-right="0cm" fo:wrap-option="wrap" draw:shadow-color="#808080"/>
    </style:style>
    <style:style style:name="gr17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3cm" fo:min-width="0.733cm" fo:padding-top="0cm" fo:padding-bottom="0cm" fo:padding-left="0.25cm" fo:padding-right="0cm" fo:wrap-option="wrap" draw:shadow-color="#808080"/>
    </style:style>
    <style:style style:name="gr18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3cm" fo:min-width="0.733cm" fo:padding-top="0cm" fo:padding-bottom="0cm" fo:padding-left="0.25cm" fo:padding-right="0cm" fo:wrap-option="wrap" draw:shadow-color="#808080"/>
    </style:style>
    <style:style style:name="gr19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3cm" fo:min-width="0.734cm" fo:padding-top="0cm" fo:padding-bottom="0cm" fo:padding-left="0.25cm" fo:padding-right="0cm" fo:wrap-option="wrap" draw:shadow-color="#808080"/>
    </style:style>
    <style:style style:name="gr20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3cm" fo:min-width="0.733cm" fo:padding-top="0cm" fo:padding-bottom="0cm" fo:padding-left="0.25cm" fo:padding-right="0cm" fo:wrap-option="wrap" draw:shadow-color="#808080"/>
    </style:style>
    <style:style style:name="gr21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3cm" fo:min-width="1.894cm" fo:padding-top="0cm" fo:padding-bottom="0cm" fo:padding-left="0.25cm" fo:padding-right="0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53cm" fo:min-width="2.728cm" fo:padding-top="0cm" fo:padding-bottom="0cm" fo:padding-left="0.133cm" fo:padding-right="0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53cm" fo:min-width="1.423cm" fo:padding-top="0cm" fo:padding-bottom="0cm" fo:padding-left="0.133cm" fo:padding-right="0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53cm" fo:min-width="1.641cm" fo:padding-top="0cm" fo:padding-bottom="0cm" fo:padding-left="0.133cm" fo:padding-right="0cm" fo:wrap-option="wrap" draw:shadow-color="#808080"/>
    </style:style>
    <style:style style:name="gr2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357cm" fo:min-width="0cm" fo:padding-top="0cm" fo:padding-bottom="0cm" fo:padding-left="0.25cm" fo:padding-right="0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534cm" fo:min-width="1.43cm" fo:padding-top="0cm" fo:padding-bottom="0cm" fo:padding-left="0.133cm" fo:padding-right="0cm" fo:wrap-option="wrap" draw:shadow-color="#808080"/>
    </style:style>
    <style:style style:name="gr27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7cm" fo:min-width="0.733cm" fo:padding-top="0cm" fo:padding-bottom="0cm" fo:padding-left="0.25cm" fo:padding-right="0cm" fo:wrap-option="wrap" draw:shadow-color="#808080"/>
    </style:style>
    <style:style style:name="gr28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7cm" fo:min-width="0.733cm" fo:padding-top="0cm" fo:padding-bottom="0cm" fo:padding-left="0.25cm" fo:padding-right="0cm" fo:wrap-option="wrap" draw:shadow-color="#808080"/>
    </style:style>
    <style:style style:name="gr29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7cm" fo:min-width="0.733cm" fo:padding-top="0cm" fo:padding-bottom="0cm" fo:padding-left="0.25cm" fo:padding-right="0cm" fo:wrap-option="wrap" draw:shadow-color="#808080"/>
    </style:style>
    <style:style style:name="gr30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7cm" fo:min-width="0.734cm" fo:padding-top="0cm" fo:padding-bottom="0cm" fo:padding-left="0.25cm" fo:padding-right="0cm" fo:wrap-option="wrap" draw:shadow-color="#808080"/>
    </style:style>
    <style:style style:name="gr31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7cm" fo:min-width="0.733cm" fo:padding-top="0cm" fo:padding-bottom="0cm" fo:padding-left="0.25cm" fo:padding-right="0cm" fo:wrap-option="wrap" draw:shadow-color="#808080"/>
    </style:style>
    <style:style style:name="gr32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7cm" fo:min-width="1.894cm" fo:padding-top="0cm" fo:padding-bottom="0cm" fo:padding-left="0.25cm" fo:padding-right="0cm" fo:wrap-option="wrap" draw:shadow-color="#808080"/>
    </style:style>
    <style:style style:name="gr33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7cm" fo:min-width="0.082cm" fo:padding-top="0cm" fo:padding-bottom="0cm" fo:padding-left="0.25cm" fo:padding-right="0cm" fo:wrap-option="wrap" draw:shadow-color="#808080"/>
    </style:style>
    <style:style style:name="gr34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a6a6a6" draw:textarea-horizontal-align="justify" draw:textarea-vertical-align="middle" draw:auto-grow-height="false" fo:min-height="0.342cm" fo:min-width="0.065cm" fo:padding-top="0cm" fo:padding-bottom="0cm" fo:padding-left="0.25cm" fo:padding-right="0cm" fo:wrap-option="wrap" draw:shadow-color="#808080"/>
    </style:style>
    <style:style style:name="gr35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min-height="0.344cm" fo:min-width="0.065cm" fo:padding-top="0cm" fo:padding-bottom="0cm" fo:padding-left="0.25cm" fo:padding-right="0cm" fo:wrap-option="wrap" draw:shadow-color="#808080"/>
    </style:style>
    <style:style style:name="gr36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7cm" fo:min-width="0.476cm" fo:padding-top="0cm" fo:padding-bottom="0cm" fo:padding-left="0.25cm" fo:padding-right="0cm" fo:wrap-option="wrap" draw:shadow-color="#808080"/>
    </style:style>
    <style:style style:name="gr37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a6a6a6" draw:textarea-horizontal-align="justify" draw:textarea-vertical-align="middle" draw:auto-grow-height="false" fo:min-height="0.342cm" fo:min-width="0.476cm" fo:padding-top="0cm" fo:padding-bottom="0cm" fo:padding-left="0.25cm" fo:padding-right="0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53cm" fo:min-width="1.423cm" fo:padding-top="0cm" fo:padding-bottom="0cm" fo:padding-left="0.133cm" fo:padding-right="0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53cm" fo:min-width="1.641cm" fo:padding-top="0cm" fo:padding-bottom="0cm" fo:padding-left="0.133cm" fo:padding-right="0cm" fo:wrap-option="wrap" draw:shadow-color="#808080"/>
    </style:style>
    <style:style style:name="gr4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353cm" fo:min-width="0cm" fo:padding-top="0cm" fo:padding-bottom="0cm" fo:padding-left="0.25cm" fo:padding-right="0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53cm" fo:min-width="1.43cm" fo:padding-top="0cm" fo:padding-bottom="0cm" fo:padding-left="0.133cm" fo:padding-right="0cm" fo:wrap-option="wrap" draw:shadow-color="#808080"/>
    </style:style>
    <style:style style:name="gr42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3cm" fo:min-width="0.733cm" fo:padding-top="0cm" fo:padding-bottom="0cm" fo:padding-left="0.25cm" fo:padding-right="0cm" fo:wrap-option="wrap" draw:shadow-color="#808080"/>
    </style:style>
    <style:style style:name="gr43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3cm" fo:min-width="0.733cm" fo:padding-top="0cm" fo:padding-bottom="0cm" fo:padding-left="0.25cm" fo:padding-right="0cm" fo:wrap-option="wrap" draw:shadow-color="#808080"/>
    </style:style>
    <style:style style:name="gr44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3cm" fo:min-width="0.733cm" fo:padding-top="0cm" fo:padding-bottom="0cm" fo:padding-left="0.25cm" fo:padding-right="0cm" fo:wrap-option="wrap" draw:shadow-color="#808080"/>
    </style:style>
    <style:style style:name="gr45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3cm" fo:min-width="0.734cm" fo:padding-top="0cm" fo:padding-bottom="0cm" fo:padding-left="0.25cm" fo:padding-right="0cm" fo:wrap-option="wrap" draw:shadow-color="#808080"/>
    </style:style>
    <style:style style:name="gr46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3cm" fo:min-width="0.733cm" fo:padding-top="0cm" fo:padding-bottom="0cm" fo:padding-left="0.25cm" fo:padding-right="0cm" fo:wrap-option="wrap" draw:shadow-color="#808080"/>
    </style:style>
    <style:style style:name="gr47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3cm" fo:min-width="1.894cm" fo:padding-top="0cm" fo:padding-bottom="0cm" fo:padding-left="0.25cm" fo:padding-right="0cm" fo:wrap-option="wrap" draw:shadow-color="#808080"/>
    </style:style>
    <style:style style:name="gr48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3cm" fo:min-width="0.079cm" fo:padding-top="0cm" fo:padding-bottom="0cm" fo:padding-left="0.25cm" fo:padding-right="0cm" fo:wrap-option="wrap" draw:shadow-color="#808080"/>
    </style:style>
    <style:style style:name="gr49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a6a6a6" draw:textarea-horizontal-align="justify" draw:textarea-vertical-align="middle" draw:auto-grow-height="false" fo:min-height="0.344cm" fo:min-width="0.064cm" fo:padding-top="0cm" fo:padding-bottom="0cm" fo:padding-left="0.25cm" fo:padding-right="0cm" fo:wrap-option="wrap" draw:shadow-color="#808080"/>
    </style:style>
    <style:style style:name="gr50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min-height="0.348cm" fo:min-width="0.064cm" fo:padding-top="0cm" fo:padding-bottom="0cm" fo:padding-left="0.25cm" fo:padding-right="0cm" fo:wrap-option="wrap" draw:shadow-color="#808080"/>
    </style:style>
    <style:style style:name="gr51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3cm" fo:min-width="0.473cm" fo:padding-top="0cm" fo:padding-bottom="0cm" fo:padding-left="0.25cm" fo:padding-right="0cm" fo:wrap-option="wrap" draw:shadow-color="#808080"/>
    </style:style>
    <style:style style:name="gr52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a6a6a6" draw:textarea-horizontal-align="justify" draw:textarea-vertical-align="middle" draw:auto-grow-height="false" fo:min-height="0.344cm" fo:min-width="0.473cm" fo:padding-top="0cm" fo:padding-bottom="0cm" fo:padding-left="0.25cm" fo:padding-right="0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53cm" fo:min-width="1.423cm" fo:padding-top="0cm" fo:padding-bottom="0cm" fo:padding-left="0.133cm" fo:padding-right="0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53cm" fo:min-width="1.641cm" fo:padding-top="0cm" fo:padding-bottom="0cm" fo:padding-left="0.133cm" fo:padding-right="0cm" fo:wrap-option="wrap" draw:shadow-color="#808080"/>
    </style:style>
    <style:style style:name="gr5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358cm" fo:min-width="0cm" fo:padding-top="0cm" fo:padding-bottom="0cm" fo:padding-left="0.25cm" fo:padding-right="0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53cm" fo:min-width="1.43cm" fo:padding-top="0cm" fo:padding-bottom="0cm" fo:padding-left="0.133cm" fo:padding-right="0cm" fo:wrap-option="wrap" draw:shadow-color="#808080"/>
    </style:style>
    <style:style style:name="gr57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8cm" fo:min-width="0.733cm" fo:padding-top="0cm" fo:padding-bottom="0cm" fo:padding-left="0.25cm" fo:padding-right="0cm" fo:wrap-option="wrap" draw:shadow-color="#808080"/>
    </style:style>
    <style:style style:name="gr58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8cm" fo:min-width="0.733cm" fo:padding-top="0cm" fo:padding-bottom="0cm" fo:padding-left="0.25cm" fo:padding-right="0cm" fo:wrap-option="wrap" draw:shadow-color="#808080"/>
    </style:style>
    <style:style style:name="gr59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8cm" fo:min-width="0.733cm" fo:padding-top="0cm" fo:padding-bottom="0cm" fo:padding-left="0.25cm" fo:padding-right="0cm" fo:wrap-option="wrap" draw:shadow-color="#808080"/>
    </style:style>
    <style:style style:name="gr60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8cm" fo:min-width="0.734cm" fo:padding-top="0cm" fo:padding-bottom="0cm" fo:padding-left="0.25cm" fo:padding-right="0cm" fo:wrap-option="wrap" draw:shadow-color="#808080"/>
    </style:style>
    <style:style style:name="gr61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8cm" fo:min-width="0.733cm" fo:padding-top="0cm" fo:padding-bottom="0cm" fo:padding-left="0.25cm" fo:padding-right="0cm" fo:wrap-option="wrap" draw:shadow-color="#808080"/>
    </style:style>
    <style:style style:name="gr62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8cm" fo:min-width="1.894cm" fo:padding-top="0cm" fo:padding-bottom="0cm" fo:padding-left="0.25cm" fo:padding-right="0cm" fo:wrap-option="wrap" draw:shadow-color="#808080"/>
    </style:style>
    <style:style style:name="gr63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8cm" fo:min-width="0.079cm" fo:padding-top="0cm" fo:padding-bottom="0cm" fo:padding-left="0.25cm" fo:padding-right="0cm" fo:wrap-option="wrap" draw:shadow-color="#808080"/>
    </style:style>
    <style:style style:name="gr64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a6a6a6" draw:textarea-horizontal-align="justify" draw:textarea-vertical-align="middle" draw:auto-grow-height="false" fo:min-height="0.343cm" fo:min-width="0.063cm" fo:padding-top="0cm" fo:padding-bottom="0cm" fo:padding-left="0.25cm" fo:padding-right="0cm" fo:wrap-option="wrap" draw:shadow-color="#808080"/>
    </style:style>
    <style:style style:name="gr65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min-height="0.342cm" fo:min-width="0.063cm" fo:padding-top="0cm" fo:padding-bottom="0cm" fo:padding-left="0.25cm" fo:padding-right="0cm" fo:wrap-option="wrap" draw:shadow-color="#808080"/>
    </style:style>
    <style:style style:name="gr66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8cm" fo:min-width="0.475cm" fo:padding-top="0cm" fo:padding-bottom="0cm" fo:padding-left="0.25cm" fo:padding-right="0cm" fo:wrap-option="wrap" draw:shadow-color="#808080"/>
    </style:style>
    <style:style style:name="gr67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a6a6a6" draw:textarea-horizontal-align="justify" draw:textarea-vertical-align="middle" draw:auto-grow-height="false" fo:min-height="0.343cm" fo:min-width="0.475cm" fo:padding-top="0cm" fo:padding-bottom="0cm" fo:padding-left="0.25cm" fo:padding-right="0cm" fo:wrap-option="wrap" draw:shadow-color="#808080"/>
    </style:style>
    <style:style style:name="gr68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3cm" fo:min-width="0.733cm" fo:padding-top="0cm" fo:padding-bottom="0cm" fo:padding-left="0.25cm" fo:padding-right="0cm" fo:wrap-option="wrap" draw:shadow-color="#808080"/>
    </style:style>
    <style:style style:name="gr69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a6a6a6" draw:textarea-horizontal-align="justify" draw:textarea-vertical-align="middle" draw:auto-grow-height="false" fo:min-height="0.344cm" fo:min-width="0.733cm" fo:padding-top="0cm" fo:padding-bottom="0cm" fo:padding-left="0.25cm" fo:padding-right="0cm" fo:wrap-option="wrap" draw:shadow-color="#808080"/>
    </style:style>
    <style:style style:name="gr70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8cm" fo:min-width="0.733cm" fo:padding-top="0cm" fo:padding-bottom="0cm" fo:padding-left="0.25cm" fo:padding-right="0cm" fo:wrap-option="wrap" draw:shadow-color="#808080"/>
    </style:style>
    <style:style style:name="gr71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a6a6a6" draw:textarea-horizontal-align="justify" draw:textarea-vertical-align="middle" draw:auto-grow-height="false" fo:min-height="0.35cm" fo:min-width="0.733cm" fo:padding-top="0cm" fo:padding-bottom="0cm" fo:padding-left="0.25cm" fo:padding-right="0cm" fo:wrap-option="wrap" draw:shadow-color="#808080"/>
    </style:style>
    <style:style style:name="gr72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8cm" fo:min-width="0.732cm" fo:padding-top="0cm" fo:padding-bottom="0cm" fo:padding-left="0.25cm" fo:padding-right="0cm" fo:wrap-option="wrap" draw:shadow-color="#808080"/>
    </style:style>
    <style:style style:name="gr73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a6a6a6" draw:textarea-horizontal-align="justify" draw:textarea-vertical-align="middle" draw:auto-grow-height="false" fo:min-height="0.35cm" fo:min-width="0.732cm" fo:padding-top="0cm" fo:padding-bottom="0cm" fo:padding-left="0.25cm" fo:padding-right="0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53cm" fo:min-width="2.738cm" fo:padding-top="0cm" fo:padding-bottom="0cm" fo:padding-left="0.133cm" fo:padding-right="0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53cm" fo:min-width="2.728cm" fo:padding-top="0cm" fo:padding-bottom="0cm" fo:padding-left="0.133cm" fo:padding-right="0cm" fo:wrap-option="wrap" draw:shadow-color="#808080"/>
    </style:style>
    <style:style style:name="gr7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line-height="100%" fo:text-indent="0cm" style:punctuation-wrap="hanging" style:line-break="strict"/>
    </style:style>
    <style:style style:name="P3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2pt" style:font-size-asian="12pt" style:font-size-complex="12pt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/>
      <style:text-properties fo:font-size="9.10000038146973pt"/>
    </style:style>
    <style:style style:name="P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9.10000038146973pt" style:font-size-asian="11pt" style:font-size-complex="11pt"/>
    </style:style>
    <style:style style:name="P6" style:family="paragraph">
      <loext:graphic-properties draw:fill="solid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7" style:family="paragraph">
      <loext:graphic-properties draw:fill="solid" draw:fill-color="#a6a6a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loext:graphic-properties draw:fill="solid" draw:fill-color="#00000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line-height="100%" fo:text-align="end" fo:text-indent="0cm" style:punctuation-wrap="hanging" style:line-break="strict"/>
      <style:text-properties fo:font-size="9.89999961853027pt"/>
    </style:style>
    <style:style style:name="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9.89999961853027pt" style:font-size-asian="18pt" style:font-size-complex="18pt"/>
    </style:style>
    <style:style style:name="P11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9.89999961853027pt" style:font-size-asian="12pt" style:font-size-complex="12pt"/>
    </style:style>
    <style:style style:name="P1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2pt" style:font-size-asian="18pt" style:font-size-complex="18pt"/>
    </style:style>
    <style:style style:name="P13" style:family="paragraph">
      <loext:graphic-properties draw:fill="solid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2pt" style:font-size-asian="18pt" style:font-size-complex="18pt"/>
    </style:style>
    <style:style style:name="P14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9.89999961853027pt"/>
    </style:style>
    <style:style style:name="P15" style:family="paragraph">
      <loext:graphic-properties draw:fill-color="#ffffff"/>
    </style:style>
    <style:style style:name="T1" style:family="text">
      <style:text-properties fo:color="#000000" style:font-name="Arial Narrow" fo:font-size="12pt" fo:language="en" fo:country="GB" style:font-name-asian="Segoe UI" style:font-size-asian="12pt" style:language-asian="en" style:country-asian="GB" style:font-name-complex="Segoe UI" style:font-size-complex="12pt" style:language-complex="en" style:country-complex="GB"/>
    </style:style>
    <style:style style:name="T2" style:family="text">
      <style:text-properties fo:color="#000000" style:font-name="Arial Narrow" fo:font-size="11pt" fo:language="en" fo:country="GB" style:font-name-asian="Segoe UI" style:font-size-asian="11pt" style:language-asian="en" style:country-asian="GB" style:font-name-complex="Segoe UI" style:font-size-complex="11pt" style:language-complex="en" style:country-complex="GB"/>
    </style:style>
    <style:style style:name="T3" style:family="text">
      <style:text-properties fo:color="#000000" style:font-name="Arial Narrow" fo:font-size="12pt" fo:language="en" fo:country="GB" style:font-name-asian="Segoe UI" style:font-size-asian="18pt" style:language-asian="en" style:country-asian="GB" style:font-name-complex="Segoe UI" style:font-size-complex="18pt" style:language-complex="en" style:country-complex="GB"/>
    </style:style>
    <style:style style:name="T4" style:family="text">
      <style:text-properties style:font-name="Arial Narrow" fo:font-size="12pt" fo:language="en" fo:country="US" style:font-size-asian="12pt" style:language-asian="en" style:country-asian="US" style:font-size-complex="12pt" style:language-complex="en" style:country-complex="US"/>
    </style:style>
    <style:style style:name="T5" style:family="text">
      <style:text-properties style:font-name="Arial Narrow" fo:font-size="12pt" fo:language="en" fo:country="US" style:language-asian="en" style:country-asian="US" style:language-complex="en" style:country-complex="US"/>
    </style:style>
    <style:style style:name="T6" style:family="text">
      <style:text-properties fo:color="#000000" style:font-name="Arial Narrow" fo:font-size="12pt" fo:language="en" fo:country="GB" style:font-name-asian="Segoe UI" style:font-size-asian="8pt" style:language-asian="en" style:country-asian="GB" style:font-name-complex="Segoe UI" style:font-size-complex="8pt" style:language-complex="en" style:country-complex="GB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draw:name="Group 3">
          <draw:line draw:name="Line 1" draw:style-name="gr1" draw:text-style-name="P1" draw:layer="layout" svg:x1="0.991cm" svg:y1="1.814cm" svg:x2="14.677cm" svg:y2="1.814cm">
            <text:p/>
          </draw:line>
          <draw:line draw:name="Line 5" draw:style-name="gr2" draw:text-style-name="P1" draw:layer="layout" svg:x1="1.413cm" svg:y1="1.671cm" svg:x2="1.413cm" svg:y2="1.956cm">
            <text:p/>
          </draw:line>
          <draw:line draw:name="Line 5" draw:style-name="gr3" draw:text-style-name="P1" draw:layer="layout" svg:x1="2.57cm" svg:y1="1.671cm" svg:x2="2.57cm" svg:y2="1.956cm">
            <text:p/>
          </draw:line>
          <draw:line draw:name="Line 5" draw:style-name="gr2" draw:text-style-name="P1" draw:layer="layout" svg:x1="4.889cm" svg:y1="1.671cm" svg:x2="4.889cm" svg:y2="1.956cm">
            <text:p/>
          </draw:line>
          <draw:line draw:name="Line 5" draw:style-name="gr2" draw:text-style-name="P1" draw:layer="layout" svg:x1="6.048cm" svg:y1="1.671cm" svg:x2="6.048cm" svg:y2="1.956cm">
            <text:p/>
          </draw:line>
          <draw:line draw:name="Line 5" draw:style-name="gr2" draw:text-style-name="P1" draw:layer="layout" svg:x1="8.366cm" svg:y1="1.671cm" svg:x2="8.366cm" svg:y2="1.956cm">
            <text:p/>
          </draw:line>
          <draw:line draw:name="Line 5" draw:style-name="gr2" draw:text-style-name="P1" draw:layer="layout" svg:x1="9.525cm" svg:y1="1.671cm" svg:x2="9.525cm" svg:y2="1.956cm">
            <text:p/>
          </draw:line>
          <draw:line draw:name="Line 5" draw:style-name="gr2" draw:text-style-name="P1" draw:layer="layout" svg:x1="10.683cm" svg:y1="1.671cm" svg:x2="10.683cm" svg:y2="1.956cm">
            <text:p/>
          </draw:line>
          <draw:line draw:name="Line 5" draw:style-name="gr2" draw:text-style-name="P1" draw:layer="layout" svg:x1="11.844cm" svg:y1="1.671cm" svg:x2="11.844cm" svg:y2="1.956cm">
            <text:p/>
          </draw:line>
          <draw:line draw:name="Line 5" draw:style-name="gr2" draw:text-style-name="P1" draw:layer="layout" svg:x1="13.003cm" svg:y1="1.671cm" svg:x2="13.003cm" svg:y2="1.956cm">
            <text:p/>
          </draw:line>
          <draw:line draw:name="Line 5" draw:style-name="gr2" draw:text-style-name="P1" draw:layer="layout" svg:x1="14.162cm" svg:y1="1.671cm" svg:x2="14.162cm" svg:y2="1.956cm">
            <text:p/>
          </draw:line>
          <draw:line draw:name="Line 5" draw:style-name="gr2" draw:text-style-name="P1" draw:layer="layout" svg:x1="7.207cm" svg:y1="1.671cm" svg:x2="7.207cm" svg:y2="1.956cm">
            <text:p/>
          </draw:line>
          <draw:line draw:name="Line 5" draw:style-name="gr3" draw:text-style-name="P1" draw:layer="layout" svg:x1="3.731cm" svg:y1="1.671cm" svg:x2="3.731cm" svg:y2="1.956cm">
            <text:p/>
          </draw:line>
        </draw:g>
        <draw:g draw:name="Group 17">
          <draw:custom-shape draw:name="CustomShape 11" draw:style-name="gr4" draw:text-style-name="P3" draw:layer="layout" svg:width="4.404cm" svg:height="1.158cm" svg:x="10.836cm" svg:y="0.061cm">
            <text:list text:style-name="L1">
              <text:list-header>
                <text:p text:style-name="P2"><text:span text:style-name="T1">Start pharmacological treatmen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1" draw:style-name="gr5" draw:text-style-name="P1" draw:layer="layout" svg:x1="10.671cm" svg:y1="0.048cm" svg:x2="10.684cm" svg:y2="1.583cm">
            <text:p/>
          </draw:line>
        </draw:g>
        <draw:g draw:name="Group 20">
          <draw:custom-shape draw:name="CustomShape 11" draw:style-name="gr6" draw:text-style-name="P3" draw:layer="layout" svg:width="2.952cm" svg:height="1.158cm" svg:x="2.649cm" svg:y="-0.04cm">
            <text:list text:style-name="L1">
              <text:list-header>
                <text:p text:style-name="P2"><text:span text:style-name="T1">Start differentia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1" draw:style-name="gr5" draw:text-style-name="P1" draw:layer="layout" svg:x1="2.563cm" svg:y1="0.292cm" svg:x2="2.568cm" svg:y2="1.583cm">
            <text:p/>
          </draw:line>
        </draw:g>
        <draw:custom-shape draw:name="CustomShape 11" draw:style-name="gr7" draw:text-style-name="P5" draw:layer="layout" svg:width="4.41cm" svg:height="0.393cm" svg:x="9.814cm" svg:y="2.095cm">
          <text:list text:style-name="L1">
            <text:list-header>
              <text:p text:style-name="P4"><text:span text:style-name="T2">Time </text:span></text:p>
              <text:p text:style-name="P4"><text:span text:style-name="T2">(days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4" draw:style-name="gr8" draw:text-style-name="P6" draw:layer="layout" svg:width="0.33cm" svg:height="0.343cm" svg:x="10.671cm" svg:y="2.32cm">
          <text:p/>
          <draw:enhanced-geometry svg:viewBox="0 0 21600 21600" draw:type="rectangle" draw:enhanced-path="M 0 0 L 21600 0 21600 21600 0 21600 0 0 Z N"/>
        </draw:custom-shape>
        <draw:custom-shape draw:name="Rectangle 25" draw:style-name="gr9" draw:text-style-name="P7" draw:layer="layout" svg:width="0.314cm" svg:height="0.343cm" svg:x="10.671cm" svg:y="2.78cm">
          <text:p/>
          <draw:enhanced-geometry svg:viewBox="0 0 21600 21600" draw:type="rectangle" draw:enhanced-path="M 0 0 L 21600 0 21600 21600 0 21600 0 0 Z N"/>
        </draw:custom-shape>
        <draw:custom-shape draw:name="Rectangle 26" draw:style-name="gr10" draw:text-style-name="P8" draw:layer="layout" svg:width="0.314cm" svg:height="0.347cm" svg:x="10.671cm" svg:y="3.242cm">
          <text:p/>
          <draw:enhanced-geometry svg:viewBox="0 0 21600 21600" draw:type="rectangle" draw:enhanced-path="M 0 0 L 21600 0 21600 21600 0 21600 0 0 Z N"/>
        </draw:custom-shape>
        <draw:custom-shape draw:name="CustomShape 11" draw:style-name="gr11" draw:text-style-name="P10" draw:layer="layout" svg:width="1.556cm" svg:height="0.53cm" svg:x="0.878cm" svg:y="2.225cm">
          <text:list text:style-name="L1">
            <text:list-header>
              <text:p text:style-name="P9"><text:span text:style-name="T3">D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ustomShape 11" draw:style-name="gr12" draw:text-style-name="P10" draw:layer="layout" svg:width="1.774cm" svg:height="0.53cm" svg:x="0.66cm" svg:y="2.687cm">
          <text:list text:style-name="L1">
            <text:list-header>
              <text:p text:style-name="P9"><text:span text:style-name="T3">±T±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ustomShape 11" draw:style-name="gr13" draw:text-style-name="P11" draw:layer="layout" svg:width="2.861cm" svg:height="0.534cm" svg:x="-0.427cm" svg:y="3.148cm">
          <text:list text:style-name="L1">
            <text:list-header>
              <text:p text:style-name="P9"><text:span text:style-name="T4">³</text:span><text:span text:style-name="T1">H-Ph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Left Brace 30" draw:style-name="gr14" draw:text-style-name="P12" draw:layer="layout" svg:width="0.227cm" svg:height="1.359cm" svg:x="0.74cm" svg:y="2.265cm">
          <text:p/>
          <draw:enhanced-geometry svg:viewBox="0 0 21600 21600" draw:glue-points="21600 0 0 10800 21600 21600" draw:text-areas="13800 ?f9 21600 ?f10" draw:type="left-brace" draw:modifiers="18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CustomShape 11" draw:style-name="gr15" draw:text-style-name="P11" draw:layer="layout" svg:width="1.563cm" svg:height="0.53cm" svg:x="-1.016cm" svg:y="2.677cm">
          <text:list text:style-name="L1">
            <text:list-header>
              <text:p text:style-name="P9"><text:span text:style-name="T1">0 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2" draw:style-name="gr16" draw:text-style-name="P6" draw:layer="layout" svg:width="0.983cm" svg:height="0.343cm" svg:x="9.527cm" svg:y="2.32cm">
          <text:p/>
          <draw:enhanced-geometry svg:viewBox="0 0 21600 21600" draw:type="rectangle" draw:enhanced-path="M 0 0 L 21600 0 21600 21600 0 21600 0 0 Z N"/>
        </draw:custom-shape>
        <draw:custom-shape draw:name="Rectangle 33" draw:style-name="gr17" draw:text-style-name="P6" draw:layer="layout" svg:width="0.983cm" svg:height="0.343cm" svg:x="8.366cm" svg:y="2.32cm">
          <text:p/>
          <draw:enhanced-geometry svg:viewBox="0 0 21600 21600" draw:type="rectangle" draw:enhanced-path="M 0 0 L 21600 0 21600 21600 0 21600 0 0 Z N"/>
        </draw:custom-shape>
        <draw:custom-shape draw:name="Rectangle 34" draw:style-name="gr18" draw:text-style-name="P6" draw:layer="layout" svg:width="0.983cm" svg:height="0.343cm" svg:x="7.205cm" svg:y="2.32cm">
          <text:p/>
          <draw:enhanced-geometry svg:viewBox="0 0 21600 21600" draw:type="rectangle" draw:enhanced-path="M 0 0 L 21600 0 21600 21600 0 21600 0 0 Z N"/>
        </draw:custom-shape>
        <draw:custom-shape draw:name="Rectangle 35" draw:style-name="gr19" draw:text-style-name="P6" draw:layer="layout" svg:width="0.984cm" svg:height="0.343cm" svg:x="6.044cm" svg:y="2.32cm">
          <text:p/>
          <draw:enhanced-geometry svg:viewBox="0 0 21600 21600" draw:type="rectangle" draw:enhanced-path="M 0 0 L 21600 0 21600 21600 0 21600 0 0 Z N"/>
        </draw:custom-shape>
        <draw:custom-shape draw:name="Rectangle 36" draw:style-name="gr20" draw:text-style-name="P6" draw:layer="layout" svg:width="0.983cm" svg:height="0.343cm" svg:x="4.884cm" svg:y="2.32cm">
          <text:p/>
          <draw:enhanced-geometry svg:viewBox="0 0 21600 21600" draw:type="rectangle" draw:enhanced-path="M 0 0 L 21600 0 21600 21600 0 21600 0 0 Z N"/>
        </draw:custom-shape>
        <draw:custom-shape draw:name="Rectangle 37" draw:style-name="gr21" draw:text-style-name="P13" draw:layer="layout" svg:width="2.144cm" svg:height="0.343cm" svg:x="2.563cm" svg:y="2.32cm">
          <text:p/>
          <draw:enhanced-geometry svg:viewBox="0 0 21600 21600" draw:type="rectangle" draw:enhanced-path="M 0 0 L 21600 0 21600 21600 0 21600 0 0 Z N"/>
        </draw:custom-shape>
        <draw:custom-shape draw:name="CustomShape 11" draw:style-name="gr22" draw:text-style-name="P11" draw:layer="layout" svg:width="2.861cm" svg:height="0.53cm" svg:x="-0.427cm" svg:y="4.723cm">
          <text:list text:style-name="L1">
            <text:list-header>
              <text:p text:style-name="P9"><text:span text:style-name="T4">³</text:span><text:span text:style-name="T1">H-Ph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ustomShape 11" draw:style-name="gr23" draw:text-style-name="P10" draw:layer="layout" svg:width="1.556cm" svg:height="0.53cm" svg:x="0.878cm" svg:y="3.8cm">
          <text:list text:style-name="L1">
            <text:list-header>
              <text:p text:style-name="P9"><text:span text:style-name="T3">D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ustomShape 11" draw:style-name="gr24" draw:text-style-name="P10" draw:layer="layout" svg:width="1.774cm" svg:height="0.53cm" svg:x="0.66cm" svg:y="4.261cm">
          <text:list text:style-name="L1">
            <text:list-header>
              <text:p text:style-name="P9"><text:span text:style-name="T3">±T±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Left Brace 41" draw:style-name="gr25" draw:text-style-name="P12" draw:layer="layout" svg:width="0.227cm" svg:height="1.363cm" svg:x="0.74cm" svg:y="3.835cm">
          <text:p/>
          <draw:enhanced-geometry svg:viewBox="0 0 21600 21600" draw:glue-points="21600 0 0 10800 21600 21600" draw:text-areas="13800 ?f9 21600 ?f10" draw:type="left-brace" draw:modifiers="18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CustomShape 11" draw:style-name="gr26" draw:text-style-name="P11" draw:layer="layout" svg:width="1.563cm" svg:height="0.534cm" svg:x="-1.016cm" svg:y="4.247cm">
          <text:list text:style-name="L1">
            <text:list-header>
              <text:p text:style-name="P9"><text:span text:style-name="T1">1 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3" draw:style-name="gr27" draw:text-style-name="P6" draw:layer="layout" svg:width="0.983cm" svg:height="0.347cm" svg:x="9.527cm" svg:y="3.89cm">
          <text:p/>
          <draw:enhanced-geometry svg:viewBox="0 0 21600 21600" draw:type="rectangle" draw:enhanced-path="M 0 0 L 21600 0 21600 21600 0 21600 0 0 Z N"/>
        </draw:custom-shape>
        <draw:custom-shape draw:name="Rectangle 44" draw:style-name="gr28" draw:text-style-name="P6" draw:layer="layout" svg:width="0.983cm" svg:height="0.347cm" svg:x="8.366cm" svg:y="3.89cm">
          <text:p/>
          <draw:enhanced-geometry svg:viewBox="0 0 21600 21600" draw:type="rectangle" draw:enhanced-path="M 0 0 L 21600 0 21600 21600 0 21600 0 0 Z N"/>
        </draw:custom-shape>
        <draw:custom-shape draw:name="Rectangle 45" draw:style-name="gr29" draw:text-style-name="P6" draw:layer="layout" svg:width="0.983cm" svg:height="0.347cm" svg:x="7.205cm" svg:y="3.89cm">
          <text:p/>
          <draw:enhanced-geometry svg:viewBox="0 0 21600 21600" draw:type="rectangle" draw:enhanced-path="M 0 0 L 21600 0 21600 21600 0 21600 0 0 Z N"/>
        </draw:custom-shape>
        <draw:custom-shape draw:name="Rectangle 46" draw:style-name="gr30" draw:text-style-name="P6" draw:layer="layout" svg:width="0.984cm" svg:height="0.347cm" svg:x="6.044cm" svg:y="3.89cm">
          <text:p/>
          <draw:enhanced-geometry svg:viewBox="0 0 21600 21600" draw:type="rectangle" draw:enhanced-path="M 0 0 L 21600 0 21600 21600 0 21600 0 0 Z N"/>
        </draw:custom-shape>
        <draw:custom-shape draw:name="Rectangle 47" draw:style-name="gr31" draw:text-style-name="P6" draw:layer="layout" svg:width="0.983cm" svg:height="0.347cm" svg:x="4.884cm" svg:y="3.89cm">
          <text:p/>
          <draw:enhanced-geometry svg:viewBox="0 0 21600 21600" draw:type="rectangle" draw:enhanced-path="M 0 0 L 21600 0 21600 21600 0 21600 0 0 Z N"/>
        </draw:custom-shape>
        <draw:custom-shape draw:name="Rectangle 48" draw:style-name="gr32" draw:text-style-name="P13" draw:layer="layout" svg:width="2.144cm" svg:height="0.347cm" svg:x="2.563cm" svg:y="3.89cm">
          <text:p/>
          <draw:enhanced-geometry svg:viewBox="0 0 21600 21600" draw:type="rectangle" draw:enhanced-path="M 0 0 L 21600 0 21600 21600 0 21600 0 0 Z N"/>
        </draw:custom-shape>
        <draw:custom-shape draw:name="Rectangle 49" draw:style-name="gr33" draw:text-style-name="P6" draw:layer="layout" svg:width="0.332cm" svg:height="0.347cm" svg:x="11.516cm" svg:y="3.89cm">
          <text:p/>
          <draw:enhanced-geometry svg:viewBox="0 0 21600 21600" draw:type="rectangle" draw:enhanced-path="M 0 0 L 21600 0 21600 21600 0 21600 0 0 Z N"/>
        </draw:custom-shape>
        <draw:custom-shape draw:name="Rectangle 50" draw:style-name="gr34" draw:text-style-name="P7" draw:layer="layout" svg:width="0.315cm" svg:height="0.342cm" svg:x="11.533cm" svg:y="4.356cm">
          <text:p/>
          <draw:enhanced-geometry svg:viewBox="0 0 21600 21600" draw:type="rectangle" draw:enhanced-path="M 0 0 L 21600 0 21600 21600 0 21600 0 0 Z N"/>
        </draw:custom-shape>
        <draw:custom-shape draw:name="Rectangle 51" draw:style-name="gr35" draw:text-style-name="P8" draw:layer="layout" svg:width="0.315cm" svg:height="0.344cm" svg:x="11.533cm" svg:y="4.815cm">
          <text:p/>
          <draw:enhanced-geometry svg:viewBox="0 0 21600 21600" draw:type="rectangle" draw:enhanced-path="M 0 0 L 21600 0 21600 21600 0 21600 0 0 Z N"/>
        </draw:custom-shape>
        <draw:custom-shape draw:name="Rectangle 52" draw:style-name="gr36" draw:text-style-name="P6" draw:layer="layout" svg:width="0.726cm" svg:height="0.347cm" svg:x="10.671cm" svg:y="3.89cm">
          <text:p/>
          <draw:enhanced-geometry svg:viewBox="0 0 21600 21600" draw:type="rectangle" draw:enhanced-path="M 0 0 L 21600 0 21600 21600 0 21600 0 0 Z N"/>
        </draw:custom-shape>
        <draw:custom-shape draw:name="Rectangle 53" draw:style-name="gr37" draw:text-style-name="P7" draw:layer="layout" svg:width="0.726cm" svg:height="0.342cm" svg:x="10.671cm" svg:y="4.356cm">
          <text:p/>
          <draw:enhanced-geometry svg:viewBox="0 0 21600 21600" draw:type="rectangle" draw:enhanced-path="M 0 0 L 21600 0 21600 21600 0 21600 0 0 Z N"/>
        </draw:custom-shape>
        <draw:custom-shape draw:name="CustomShape 11" draw:style-name="gr38" draw:text-style-name="P10" draw:layer="layout" svg:width="1.556cm" svg:height="0.53cm" svg:x="0.878cm" svg:y="5.413cm">
          <text:list text:style-name="L1">
            <text:list-header>
              <text:p text:style-name="P9"><text:span text:style-name="T3">D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ustomShape 11" draw:style-name="gr39" draw:text-style-name="P10" draw:layer="layout" svg:width="1.774cm" svg:height="0.53cm" svg:x="0.66cm" svg:y="5.875cm">
          <text:list text:style-name="L1">
            <text:list-header>
              <text:p text:style-name="P9"><text:span text:style-name="T3">±T±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Left Brace 56" draw:style-name="gr40" draw:text-style-name="P12" draw:layer="layout" svg:width="0.227cm" svg:height="1.359cm" svg:x="0.74cm" svg:y="5.453cm">
          <text:p/>
          <draw:enhanced-geometry svg:viewBox="0 0 21600 21600" draw:glue-points="21600 0 0 10800 21600 21600" draw:text-areas="13800 ?f9 21600 ?f10" draw:type="left-brace" draw:modifiers="18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CustomShape 11" draw:style-name="gr41" draw:text-style-name="P11" draw:layer="layout" svg:width="1.563cm" svg:height="0.53cm" svg:x="-1.016cm" svg:y="5.865cm">
          <text:list text:style-name="L1">
            <text:list-header>
              <text:p text:style-name="P9"><text:span text:style-name="T1">2 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8" draw:style-name="gr42" draw:text-style-name="P6" draw:layer="layout" svg:width="0.983cm" svg:height="0.343cm" svg:x="9.527cm" svg:y="5.497cm">
          <text:p/>
          <draw:enhanced-geometry svg:viewBox="0 0 21600 21600" draw:type="rectangle" draw:enhanced-path="M 0 0 L 21600 0 21600 21600 0 21600 0 0 Z N"/>
        </draw:custom-shape>
        <draw:custom-shape draw:name="Rectangle 59" draw:style-name="gr43" draw:text-style-name="P6" draw:layer="layout" svg:width="0.983cm" svg:height="0.343cm" svg:x="8.366cm" svg:y="5.497cm">
          <text:p/>
          <draw:enhanced-geometry svg:viewBox="0 0 21600 21600" draw:type="rectangle" draw:enhanced-path="M 0 0 L 21600 0 21600 21600 0 21600 0 0 Z N"/>
        </draw:custom-shape>
        <draw:custom-shape draw:name="Rectangle 60" draw:style-name="gr44" draw:text-style-name="P6" draw:layer="layout" svg:width="0.983cm" svg:height="0.343cm" svg:x="7.205cm" svg:y="5.497cm">
          <text:p/>
          <draw:enhanced-geometry svg:viewBox="0 0 21600 21600" draw:type="rectangle" draw:enhanced-path="M 0 0 L 21600 0 21600 21600 0 21600 0 0 Z N"/>
        </draw:custom-shape>
        <draw:custom-shape draw:name="Rectangle 61" draw:style-name="gr45" draw:text-style-name="P6" draw:layer="layout" svg:width="0.984cm" svg:height="0.343cm" svg:x="6.044cm" svg:y="5.497cm">
          <text:p/>
          <draw:enhanced-geometry svg:viewBox="0 0 21600 21600" draw:type="rectangle" draw:enhanced-path="M 0 0 L 21600 0 21600 21600 0 21600 0 0 Z N"/>
        </draw:custom-shape>
        <draw:custom-shape draw:name="Rectangle 62" draw:style-name="gr46" draw:text-style-name="P6" draw:layer="layout" svg:width="0.983cm" svg:height="0.343cm" svg:x="4.884cm" svg:y="5.497cm">
          <text:p/>
          <draw:enhanced-geometry svg:viewBox="0 0 21600 21600" draw:type="rectangle" draw:enhanced-path="M 0 0 L 21600 0 21600 21600 0 21600 0 0 Z N"/>
        </draw:custom-shape>
        <draw:custom-shape draw:name="Rectangle 63" draw:style-name="gr47" draw:text-style-name="P13" draw:layer="layout" svg:width="2.144cm" svg:height="0.343cm" svg:x="2.563cm" svg:y="5.497cm">
          <text:p/>
          <draw:enhanced-geometry svg:viewBox="0 0 21600 21600" draw:type="rectangle" draw:enhanced-path="M 0 0 L 21600 0 21600 21600 0 21600 0 0 Z N"/>
        </draw:custom-shape>
        <draw:custom-shape draw:name="Rectangle 64" draw:style-name="gr48" draw:text-style-name="P6" draw:layer="layout" svg:width="0.329cm" svg:height="0.343cm" svg:x="12.67cm" svg:y="5.497cm">
          <text:p/>
          <draw:enhanced-geometry svg:viewBox="0 0 21600 21600" draw:type="rectangle" draw:enhanced-path="M 0 0 L 21600 0 21600 21600 0 21600 0 0 Z N"/>
        </draw:custom-shape>
        <draw:custom-shape draw:name="Rectangle 65" draw:style-name="gr49" draw:text-style-name="P7" draw:layer="layout" svg:width="0.314cm" svg:height="0.344cm" svg:x="12.685cm" svg:y="5.968cm">
          <text:p/>
          <draw:enhanced-geometry svg:viewBox="0 0 21600 21600" draw:type="rectangle" draw:enhanced-path="M 0 0 L 21600 0 21600 21600 0 21600 0 0 Z N"/>
        </draw:custom-shape>
        <draw:custom-shape draw:name="Rectangle 66" draw:style-name="gr50" draw:text-style-name="P8" draw:layer="layout" svg:width="0.314cm" svg:height="0.348cm" svg:x="12.685cm" svg:y="6.43cm">
          <text:p/>
          <draw:enhanced-geometry svg:viewBox="0 0 21600 21600" draw:type="rectangle" draw:enhanced-path="M 0 0 L 21600 0 21600 21600 0 21600 0 0 Z N"/>
        </draw:custom-shape>
        <draw:custom-shape draw:name="Rectangle 67" draw:style-name="gr51" draw:text-style-name="P6" draw:layer="layout" svg:width="0.723cm" svg:height="0.343cm" svg:x="11.825cm" svg:y="5.497cm">
          <text:p/>
          <draw:enhanced-geometry svg:viewBox="0 0 21600 21600" draw:type="rectangle" draw:enhanced-path="M 0 0 L 21600 0 21600 21600 0 21600 0 0 Z N"/>
        </draw:custom-shape>
        <draw:custom-shape draw:name="Rectangle 68" draw:style-name="gr52" draw:text-style-name="P7" draw:layer="layout" svg:width="0.723cm" svg:height="0.344cm" svg:x="11.825cm" svg:y="5.968cm">
          <text:p/>
          <draw:enhanced-geometry svg:viewBox="0 0 21600 21600" draw:type="rectangle" draw:enhanced-path="M 0 0 L 21600 0 21600 21600 0 21600 0 0 Z N"/>
        </draw:custom-shape>
        <draw:custom-shape draw:name="CustomShape 11" draw:style-name="gr53" draw:text-style-name="P10" draw:layer="layout" svg:width="1.556cm" svg:height="0.53cm" svg:x="0.878cm" svg:y="6.93cm">
          <text:list text:style-name="L1">
            <text:list-header>
              <text:p text:style-name="P9"><text:span text:style-name="T3">D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ustomShape 11" draw:style-name="gr54" draw:text-style-name="P10" draw:layer="layout" svg:width="1.774cm" svg:height="0.53cm" svg:x="0.66cm" svg:y="7.396cm">
          <text:list text:style-name="L1">
            <text:list-header>
              <text:p text:style-name="P9"><text:span text:style-name="T3">±T±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Left Brace 71" draw:style-name="gr55" draw:text-style-name="P12" draw:layer="layout" svg:width="0.227cm" svg:height="1.364cm" svg:x="0.74cm" svg:y="6.969cm">
          <text:p/>
          <draw:enhanced-geometry svg:viewBox="0 0 21600 21600" draw:glue-points="21600 0 0 10800 21600 21600" draw:text-areas="13800 ?f9 21600 ?f10" draw:type="left-brace" draw:modifiers="18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CustomShape 11" draw:style-name="gr56" draw:text-style-name="P11" draw:layer="layout" svg:width="1.563cm" svg:height="0.53cm" svg:x="-1.016cm" svg:y="7.381cm">
          <text:list text:style-name="L1">
            <text:list-header>
              <text:p text:style-name="P9"><text:span text:style-name="T1">3 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3" draw:style-name="gr57" draw:text-style-name="P6" draw:layer="layout" svg:width="0.983cm" svg:height="0.348cm" svg:x="9.527cm" svg:y="7.018cm">
          <text:p/>
          <draw:enhanced-geometry svg:viewBox="0 0 21600 21600" draw:type="rectangle" draw:enhanced-path="M 0 0 L 21600 0 21600 21600 0 21600 0 0 Z N"/>
        </draw:custom-shape>
        <draw:custom-shape draw:name="Rectangle 74" draw:style-name="gr58" draw:text-style-name="P6" draw:layer="layout" svg:width="0.983cm" svg:height="0.348cm" svg:x="8.366cm" svg:y="7.018cm">
          <text:p/>
          <draw:enhanced-geometry svg:viewBox="0 0 21600 21600" draw:type="rectangle" draw:enhanced-path="M 0 0 L 21600 0 21600 21600 0 21600 0 0 Z N"/>
        </draw:custom-shape>
        <draw:custom-shape draw:name="Rectangle 75" draw:style-name="gr59" draw:text-style-name="P6" draw:layer="layout" svg:width="0.983cm" svg:height="0.348cm" svg:x="7.205cm" svg:y="7.018cm">
          <text:p/>
          <draw:enhanced-geometry svg:viewBox="0 0 21600 21600" draw:type="rectangle" draw:enhanced-path="M 0 0 L 21600 0 21600 21600 0 21600 0 0 Z N"/>
        </draw:custom-shape>
        <draw:custom-shape draw:name="Rectangle 76" draw:style-name="gr60" draw:text-style-name="P6" draw:layer="layout" svg:width="0.984cm" svg:height="0.348cm" svg:x="6.044cm" svg:y="7.018cm">
          <text:p/>
          <draw:enhanced-geometry svg:viewBox="0 0 21600 21600" draw:type="rectangle" draw:enhanced-path="M 0 0 L 21600 0 21600 21600 0 21600 0 0 Z N"/>
        </draw:custom-shape>
        <draw:custom-shape draw:name="Rectangle 77" draw:style-name="gr61" draw:text-style-name="P6" draw:layer="layout" svg:width="0.983cm" svg:height="0.348cm" svg:x="4.884cm" svg:y="7.018cm">
          <text:p/>
          <draw:enhanced-geometry svg:viewBox="0 0 21600 21600" draw:type="rectangle" draw:enhanced-path="M 0 0 L 21600 0 21600 21600 0 21600 0 0 Z N"/>
        </draw:custom-shape>
        <draw:custom-shape draw:name="Rectangle 78" draw:style-name="gr62" draw:text-style-name="P13" draw:layer="layout" svg:width="2.144cm" svg:height="0.348cm" svg:x="2.563cm" svg:y="7.018cm">
          <text:p/>
          <draw:enhanced-geometry svg:viewBox="0 0 21600 21600" draw:type="rectangle" draw:enhanced-path="M 0 0 L 21600 0 21600 21600 0 21600 0 0 Z N"/>
        </draw:custom-shape>
        <draw:custom-shape draw:name="Rectangle 79" draw:style-name="gr63" draw:text-style-name="P6" draw:layer="layout" svg:width="0.329cm" svg:height="0.348cm" svg:x="13.846cm" svg:y="7.018cm">
          <text:p/>
          <draw:enhanced-geometry svg:viewBox="0 0 21600 21600" draw:type="rectangle" draw:enhanced-path="M 0 0 L 21600 0 21600 21600 0 21600 0 0 Z N"/>
        </draw:custom-shape>
        <draw:custom-shape draw:name="Rectangle 80" draw:style-name="gr64" draw:text-style-name="P7" draw:layer="layout" svg:width="0.313cm" svg:height="0.343cm" svg:x="13.862cm" svg:y="7.484cm">
          <text:p/>
          <draw:enhanced-geometry svg:viewBox="0 0 21600 21600" draw:type="rectangle" draw:enhanced-path="M 0 0 L 21600 0 21600 21600 0 21600 0 0 Z N"/>
        </draw:custom-shape>
        <draw:custom-shape draw:name="Rectangle 81" draw:style-name="gr65" draw:text-style-name="P8" draw:layer="layout" svg:width="0.313cm" svg:height="0.342cm" svg:x="13.862cm" svg:y="7.946cm">
          <text:p/>
          <draw:enhanced-geometry svg:viewBox="0 0 21600 21600" draw:type="rectangle" draw:enhanced-path="M 0 0 L 21600 0 21600 21600 0 21600 0 0 Z N"/>
        </draw:custom-shape>
        <draw:custom-shape draw:name="Rectangle 82" draw:style-name="gr66" draw:text-style-name="P6" draw:layer="layout" svg:width="0.725cm" svg:height="0.348cm" svg:x="13.016cm" svg:y="7.018cm">
          <text:p/>
          <draw:enhanced-geometry svg:viewBox="0 0 21600 21600" draw:type="rectangle" draw:enhanced-path="M 0 0 L 21600 0 21600 21600 0 21600 0 0 Z N"/>
        </draw:custom-shape>
        <draw:custom-shape draw:name="Rectangle 83" draw:style-name="gr67" draw:text-style-name="P7" draw:layer="layout" svg:width="0.725cm" svg:height="0.343cm" svg:x="13.016cm" svg:y="7.484cm">
          <text:p/>
          <draw:enhanced-geometry svg:viewBox="0 0 21600 21600" draw:type="rectangle" draw:enhanced-path="M 0 0 L 21600 0 21600 21600 0 21600 0 0 Z N"/>
        </draw:custom-shape>
        <draw:custom-shape draw:name="Rectangle 84" draw:style-name="gr68" draw:text-style-name="P6" draw:layer="layout" svg:width="0.983cm" svg:height="0.343cm" svg:x="10.671cm" svg:y="5.497cm">
          <text:p/>
          <draw:enhanced-geometry svg:viewBox="0 0 21600 21600" draw:type="rectangle" draw:enhanced-path="M 0 0 L 21600 0 21600 21600 0 21600 0 0 Z N"/>
        </draw:custom-shape>
        <draw:custom-shape draw:name="Rectangle 85" draw:style-name="gr69" draw:text-style-name="P7" draw:layer="layout" svg:width="0.983cm" svg:height="0.344cm" svg:x="10.671cm" svg:y="5.968cm">
          <text:p/>
          <draw:enhanced-geometry svg:viewBox="0 0 21600 21600" draw:type="rectangle" draw:enhanced-path="M 0 0 L 21600 0 21600 21600 0 21600 0 0 Z N"/>
        </draw:custom-shape>
        <draw:custom-shape draw:name="Rectangle 86" draw:style-name="gr70" draw:text-style-name="P6" draw:layer="layout" svg:width="0.983cm" svg:height="0.348cm" svg:x="10.671cm" svg:y="7.018cm">
          <text:p/>
          <draw:enhanced-geometry svg:viewBox="0 0 21600 21600" draw:type="rectangle" draw:enhanced-path="M 0 0 L 21600 0 21600 21600 0 21600 0 0 Z N"/>
        </draw:custom-shape>
        <draw:custom-shape draw:name="Rectangle 87" draw:style-name="gr71" draw:text-style-name="P7" draw:layer="layout" svg:width="0.983cm" svg:height="0.35cm" svg:x="10.671cm" svg:y="7.488cm">
          <text:p/>
          <draw:enhanced-geometry svg:viewBox="0 0 21600 21600" draw:type="rectangle" draw:enhanced-path="M 0 0 L 21600 0 21600 21600 0 21600 0 0 Z N"/>
        </draw:custom-shape>
        <draw:custom-shape draw:name="Rectangle 88" draw:style-name="gr72" draw:text-style-name="P6" draw:layer="layout" svg:width="0.982cm" svg:height="0.348cm" svg:x="11.825cm" svg:y="7.018cm">
          <text:p/>
          <draw:enhanced-geometry svg:viewBox="0 0 21600 21600" draw:type="rectangle" draw:enhanced-path="M 0 0 L 21600 0 21600 21600 0 21600 0 0 Z N"/>
        </draw:custom-shape>
        <draw:custom-shape draw:name="Rectangle 89" draw:style-name="gr73" draw:text-style-name="P7" draw:layer="layout" svg:width="0.982cm" svg:height="0.35cm" svg:x="11.825cm" svg:y="7.488cm">
          <text:p/>
          <draw:enhanced-geometry svg:viewBox="0 0 21600 21600" draw:type="rectangle" draw:enhanced-path="M 0 0 L 21600 0 21600 21600 0 21600 0 0 Z N"/>
        </draw:custom-shape>
        <draw:custom-shape draw:name="CustomShape 11" draw:style-name="gr74" draw:text-style-name="P14" draw:layer="layout" svg:width="2.871cm" svg:height="0.53cm" svg:x="-0.421cm" svg:y="6.346cm">
          <text:list text:style-name="L1">
            <text:list-header>
              <text:p text:style-name="P9"><text:span text:style-name="T5">³</text:span><text:span text:style-name="T6">H-Ph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ustomShape 11" draw:style-name="gr75" draw:text-style-name="P14" draw:layer="layout" svg:width="2.861cm" svg:height="0.53cm" svg:x="-0.427cm" svg:y="7.852cm">
          <text:list text:style-name="L1">
            <text:list-header>
              <text:p text:style-name="P9"><text:span text:style-name="T5">³</text:span><text:span text:style-name="T6">H-Phe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6" draw:layer="layout" svg:width="14.848cm" svg:height="11.136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3" draw:display-name="msArrowEnd 3" svg:viewBox="0 0 140 350" svg:d="M70 0l70 350h-140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.8000001907349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58cm" fo:margin-bottom="0cm" fo:text-indent="0cm"/>
      <style:text-properties fo:font-size="1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19cm" fo:margin-bottom="0cm" fo:text-indent="0cm"/>
      <style:text-properties fo:font-size="9.6000003814697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79cm" fo:margin-bottom="0cm" fo:text-indent="0cm"/>
      <style:text-properties fo:font-size="8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39cm" fo:margin-bottom="0cm" fo:text-indent="0cm"/>
      <style:text-properties fo:font-size="8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39cm" fo:margin-bottom="0cm" fo:text-indent="0cm"/>
      <style:text-properties fo:font-size="8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39cm" fo:margin-bottom="0cm" fo:text-indent="0cm"/>
      <style:text-properties fo:font-size="8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39cm" fo:margin-bottom="0cm" fo:text-indent="0cm"/>
      <style:text-properties fo:font-size="8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39cm" fo:margin-bottom="0cm" fo:text-indent="0cm"/>
      <style:text-properties fo:font-size="8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.6000003814697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24cm" fo:page-height="8.38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949cm" svg:x="1cm" svg:y="3.798cm"/>
      <draw:page-thumbnail draw:layer="backgroundobjects" svg:width="8.999cm" svg:height="4.949cm" svg:x="1cm" svg:y="12.374cm"/>
      <draw:page-thumbnail draw:layer="backgroundobjects" svg:width="8.999cm" svg:height="4.949cm" svg:x="1cm" svg:y="20.95cm"/>
      <draw:page-thumbnail draw:layer="backgroundobjects" svg:width="8.999cm" svg:height="4.949cm" svg:x="11cm" svg:y="3.798cm"/>
      <draw:page-thumbnail draw:layer="backgroundobjects" svg:width="8.999cm" svg:height="4.949cm" svg:x="11cm" svg:y="12.374cm"/>
      <draw:page-thumbnail draw:layer="backgroundobjects" svg:width="8.999cm" svg:height="4.949cm" svg:x="11cm" svg:y="20.95cm"/>
    </style:handout-master>
    <style:master-page style:name="Default" style:page-layout-name="PM1" draw:style-name="Mdp1">
      <draw:frame presentation:style-name="Default-title" draw:layer="backgroundobjects" svg:width="13.715cm" svg:height="1.399cm" svg:x="0.762cm" svg:y="0.333cm" presentation:class="title" presentation:placeholder="true">
        <draw:text-box/>
      </draw:frame>
      <draw:frame presentation:style-name="Default-outline1" draw:layer="backgroundobjects" svg:width="13.715cm" svg:height="4.861cm" svg:x="0.762cm" svg:y="1.961cm" presentation:class="outline" presentation:placeholder="true">
        <draw:text-box/>
      </draw:frame>
      <draw:frame presentation:style-name="Mpr1" draw:text-style-name="MP2" draw:layer="backgroundobjects" svg:width="3.55cm" svg:height="0.578cm" svg:x="0.762cm" svg:y="7.6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831cm" svg:height="0.578cm" svg:x="5.212cm" svg:y="7.63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55cm" svg:height="0.578cm" svg:x="10.927cm" svg:y="7.6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yf </meta:initial-creator>
    <meta:creation-date>2015-06-01T03:26:48.355720150</meta:creation-date>
    <dc:date>2015-06-01T16:36:00.296172123</dc:date>
    <dc:creator>ayf </dc:creator>
    <meta:editing-duration>PT3M50S</meta:editing-duration>
    <meta:editing-cycles>2</meta:editing-cycles>
    <meta:generator>LibreOffice/4.4.3.2$Linux_X86_64 LibreOffice_project/40m0$Build-2</meta:generator>
    <meta:document-statistic meta:object-count="112"/>
  </office:meta>
</office:document-meta>
</file>